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21001">
            <text:p>2100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03">
            <text:p>21003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04">
            <text:p>2100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07">
            <text:p>2100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08">
            <text:p>21008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09">
            <text:p>2100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0">
            <text:p>2101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1">
            <text:p>2101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2">
            <text:p>2101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4">
            <text:p>2101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6">
            <text:p>21016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7">
            <text:p>2101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8">
            <text:p>21018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19">
            <text:p>2101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0">
            <text:p>2102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1">
            <text:p>2102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2">
            <text:p>2102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3">
            <text:p>21023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7">
            <text:p>2102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29">
            <text:p>21029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0">
            <text:p>2103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1">
            <text:p>21031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2">
            <text:p>21032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4">
            <text:p>21034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6">
            <text:p>21036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37">
            <text:p>21037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21050">
            <text:p>21050</text:p>
          </table:table-cell>
          <table:table-cell office:value-type="string">
            <text:p>Вінницька</text:p>
          </table:table-cell>
          <table:table-cell office:value-type="string">
            <text:p> </text:p>
          </table:table-cell>
          <table:table-cell office:value-type="string">
            <text:p>Вінниця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05">
            <text:p>4300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06">
            <text:p>4300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08">
            <text:p>43008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10">
            <text:p>43010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12">
            <text:p>43012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16">
            <text:p>4301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17">
            <text:p>43017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18">
            <text:p>43018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0">
            <text:p>43020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1">
            <text:p>43021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2">
            <text:p>43022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3">
            <text:p>43023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4">
            <text:p>43024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5">
            <text:p>4302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6">
            <text:p>43026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3027">
            <text:p>43027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1">
          <table:table-cell office:value-type="float" office:value="45615">
            <text:p>45615</text:p>
          </table:table-cell>
          <table:table-cell office:value-type="string">
            <text:p>Волинська</text:p>
          </table:table-cell>
          <table:table-cell office:value-type="string">
            <text:p> </text:p>
          </table:table-cell>
          <table:table-cell office:value-type="string">
            <text:p>Луцьк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4">
            <text:p>4900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5">
            <text:p>4900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6">
            <text:p>4900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7">
            <text:p>4900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8">
            <text:p>4900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09">
            <text:p>4900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0">
            <text:p>4901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5">
            <text:p>4901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6">
            <text:p>4901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7">
            <text:p>4901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8">
            <text:p>4901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19">
            <text:p>4901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0">
            <text:p>4902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1">
            <text:p>4902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2">
            <text:p>4902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3">
            <text:p>4902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4">
            <text:p>4902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6">
            <text:p>4902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7">
            <text:p>4902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28">
            <text:p>4902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32">
            <text:p>4903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33">
            <text:p>4903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34">
            <text:p>4903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35">
            <text:p>4903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38">
            <text:p>4903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0">
            <text:p>4904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1">
            <text:p>4904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2">
            <text:p>4904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3">
            <text:p>4904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4">
            <text:p>4904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5">
            <text:p>4904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6">
            <text:p>4904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7">
            <text:p>4904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8">
            <text:p>4904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49">
            <text:p>4904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0">
            <text:p>4905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1">
            <text:p>4905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2">
            <text:p>4905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3">
            <text:p>4905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4">
            <text:p>4905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5">
            <text:p>4905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57">
            <text:p>4905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61">
            <text:p>4906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64">
            <text:p>4906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66">
            <text:p>4906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68">
            <text:p>4906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69">
            <text:p>4906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72">
            <text:p>4907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73">
            <text:p>4907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74">
            <text:p>4907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75">
            <text:p>4907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0">
            <text:p>4908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1">
            <text:p>4908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2">
            <text:p>4908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3">
            <text:p>4908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6">
            <text:p>4908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7">
            <text:p>4908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89">
            <text:p>49089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94">
            <text:p>4909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098">
            <text:p>4909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0">
            <text:p>4910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1">
            <text:p>4910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2">
            <text:p>4910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6">
            <text:p>4910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7">
            <text:p>4910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08">
            <text:p>4910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2">
            <text:p>49112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4">
            <text:p>4911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5">
            <text:p>4911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6">
            <text:p>4911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7">
            <text:p>4911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18">
            <text:p>4911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3">
            <text:p>49123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4">
            <text:p>49124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5">
            <text:p>49125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6">
            <text:p>49126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7">
            <text:p>49127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28">
            <text:p>49128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30">
            <text:p>49130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  <table:table-row table:style-name="ro2">
          <table:table-cell office:value-type="float" office:value="49131">
            <text:p>49131</text:p>
          </table:table-cell>
          <table:table-cell office:value-type="string">
            <text:p>Дніпропетровська</text:p>
          </table:table-cell>
          <table:table-cell office:value-type="string">
            <text:p> </text:p>
          </table:table-cell>
          <table:table-cell office:value-type="string">
            <text:p>Дніпропетровськ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07/17/2011</text:date>, <text:time>18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dviaznikov </meta:initial-creator>
    <meta:creation-date>2011-07-17T17:42:26</meta:creation-date>
    <dc:date>2011-07-17T18:24:39</dc:date>
    <dc:creator>podviaznikov </dc:creator>
    <meta:editing-duration>PT2M22S</meta:editing-duration>
    <meta:editing-cycles>2</meta:editing-cycles>
    <meta:generator>LibreOffice/3.3$Unix LibreOffice_project/330m19$Build-202</meta:generator>
    <meta:document-statistic meta:table-count="3" meta:cell-count="504" meta:object-count="0"/>
  </office:meta>
</office:document-meta>
</file>